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28cm" fo:min-width="5.088cm"/>
    </style:style>
    <style:style style:name="gr2" style:family="graphic" style:parent-style-name="standard">
      <style:graphic-properties draw:textarea-horizontal-align="justify" draw:textarea-vertical-align="middle" draw:auto-grow-height="false" fo:min-height="0.751cm" fo:min-width="1.5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5" style:family="graphic" style:parent-style-name="standard">
      <style:graphic-properties draw:textarea-horizontal-align="justify" draw:textarea-vertical-align="middle" draw:auto-grow-height="false" fo:min-height="0.278cm" fo:min-width="1.501cm"/>
    </style:style>
    <style:style style:name="gr6" style:family="graphic" style:parent-style-name="standard">
      <style:graphic-properties draw:textarea-horizontal-align="justify" draw:textarea-vertical-align="middle" draw:auto-grow-height="false" fo:min-height="0.554cm" fo:min-width="1.501cm"/>
    </style:style>
    <style:style style:name="gr7" style:family="graphic" style:parent-style-name="standard">
      <style:graphic-properties draw:textarea-horizontal-align="justify" draw:textarea-vertical-align="middle" draw:auto-grow-height="false" fo:min-height="0.751cm" fo:min-width="1.223cm"/>
    </style:style>
    <style:style style:name="gr8" style:family="graphic" style:parent-style-name="standard">
      <style:graphic-properties draw:textarea-horizontal-align="justify" draw:textarea-vertical-align="middle" draw:auto-grow-height="false" fo:min-height="0.458cm" fo:min-width="5.088cm"/>
    </style:style>
    <style:style style:name="gr9" style:family="graphic" style:parent-style-name="standard">
      <style:graphic-properties draw:textarea-horizontal-align="justify" draw:textarea-vertical-align="middle" draw:auto-grow-height="false" fo:min-height="2.82cm" fo:min-width="2.08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28cm"/>
    </style:style>
    <style:style style:name="gr12" style:family="graphic" style:parent-style-name="objectwithoutfill">
      <style:graphic-properties svg:stroke-width="0.081cm" svg:stroke-color="#66666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7.9cm" svg:height="1.1cm" svg:x="6.2cm" svg:y="4.9cm">
          <text:p text:style-name="P1"><text:span text:style-name="T1">Admin Dashboard</text:span><text:span text:style-name="T1"><text:line-break/></text:span><text:span text:style-name="T1">Logged 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3cm" svg:height="1cm" svg:x="4cm" svg:y="8cm">
          <text:p text:style-name="P1"><text:span text:style-name="T1">New Project </text:span></text:p>
          <text:p text:style-name="P1"><text:span text:style-name="T1">Submission Alert </text:span></text:p>
          <text:p text:style-name="P1"><text:span text:style-name="T1">Shown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3" draw:text-style-name="P2" xml:id="id2" draw:id="id2" draw:layer="layout" svg:width="3cm" svg:height="1cm" svg:x="4cm" svg:y="10cm">
          <text:p text:style-name="P1"><text:span text:style-name="T1">View Submission</text:span></text:p>
          <text:p text:style-name="P1"><text:span text:style-name="T1">Detai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3" draw:id="id3" draw:layer="layout" svg:width="3cm" svg:height="1cm" svg:x="4cm" svg:y="12cm">
          <text:p text:style-name="P1"><text:span text:style-name="T1">Approv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5" draw:id="id5" draw:layer="layout" svg:width="2cm" svg:height="1cm" svg:x="2cm" svg:y="14cm">
          <text:p text:style-name="P1"><text:span text:style-name="T1">Remove</text:span></text:p>
          <text:p text:style-name="P1"><text:span text:style-name="T1">Reques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2" xml:id="id4" draw:id="id4" draw:layer="layout" svg:width="2cm" svg:height="1cm" svg:x="7cm" svg:y="14cm">
          <text:p text:style-name="P1"><text:span text:style-name="T1">Join User </text:span></text:p>
          <text:p text:style-name="P1"><text:span text:style-name="T1">to Project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2" xml:id="id7" draw:id="id7" draw:layer="layout" svg:width="2cm" svg:height="1cm" svg:x="2cm" svg:y="16cm">
          <text:p text:style-name="P1"><text:span text:style-name="T1">Email Notification</text:span></text:p>
          <text:p text:style-name="P1"><text:span text:style-name="T1">To Tech Lea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2" xml:id="id8" draw:id="id8" draw:layer="layout" svg:width="2cm" svg:height="1cm" svg:x="7cm" svg:y="16cm">
          <text:p text:style-name="P1"><text:span text:style-name="T1">Email Notification</text:span></text:p>
          <text:p text:style-name="P1"><text:span text:style-name="T1">To Tech Lea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2" xml:id="id9" draw:id="id9" draw:layer="layout" svg:width="2cm" svg:height="1.5cm" svg:x="7cm" svg:y="18cm">
          <text:p text:style-name="P1"><text:span text:style-name="T1">Trigger/Email</text:span></text:p>
          <text:p text:style-name="P1"><text:span text:style-name="T1">SCW Support </text:span></text:p>
          <text:p text:style-name="P1"><text:span text:style-name="T1">To Enabl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2" xml:id="id10" draw:id="id10" draw:layer="layout" svg:width="7.9cm" svg:height="1cm" svg:x="5.7cm" svg:y="21cm">
          <text:p text:style-name="P1"><text:span text:style-name="T1">Admin Dashboa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11" draw:id="id11" draw:layer="layout" svg:width="3cm" svg:height="4.6cm" svg:x="12cm" svg:y="8.1cm">
          <text:p text:style-name="P1"><text:span text:style-name="T1">View Consumption </text:span></text:p>
          <text:p text:style-name="P1"><text:span text:style-name="T1">Stats</text:span></text:p>
          <text:p text:style-name="P1"><text:span text:style-name="T1">(Future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2" xml:id="id12" draw:id="id12" draw:layer="layout" svg:width="3cm" svg:height="4.6cm" svg:x="16cm" svg:y="8cm">
          <text:p text:style-name="P1"><text:span text:style-name="T1">View Reported</text:span></text:p>
          <text:p text:style-name="P1"><text:span text:style-name="T1">Outputs</text:span></text:p>
          <text:p text:style-name="P1"><text:span text:style-name="T1">(Future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0" draw:text-style-name="P3" draw:layer="layout" draw:type="line" svg:x1="5.5cm" svg:y1="9cm" svg:x2="5.5cm" svg:y2="10cm" draw:start-shape="id1" draw:start-glue-point="6" draw:end-shape="id2" draw:end-glue-point="4" svg:d="M5500 9000v1000" svg:viewBox="0 0 1 1001">
          <text:p/>
        </draw:connector>
        <draw:connector draw:style-name="gr10" draw:text-style-name="P3" draw:layer="layout" draw:type="line" svg:x1="5.5cm" svg:y1="11cm" svg:x2="5.5cm" svg:y2="12cm" draw:start-shape="id2" draw:start-glue-point="6" draw:end-shape="id3" draw:end-glue-point="4" svg:d="M5500 11000v1000" svg:viewBox="0 0 1 1001">
          <text:p/>
        </draw:connector>
        <draw:connector draw:style-name="gr10" draw:text-style-name="P3" draw:layer="layout" svg:x1="7cm" svg:y1="12.5cm" svg:x2="8cm" svg:y2="14cm" draw:start-shape="id3" draw:start-glue-point="7" draw:end-shape="id4" draw:end-glue-point="5" svg:d="M7000 12500h1000v1500" svg:viewBox="0 0 1001 1501">
          <text:p/>
        </draw:connector>
        <draw:connector draw:style-name="gr10" draw:text-style-name="P3" draw:layer="layout" svg:x1="4cm" svg:y1="12.5cm" svg:x2="3cm" svg:y2="14cm" draw:start-shape="id3" draw:start-glue-point="5" draw:end-shape="id5" draw:end-glue-point="5" svg:d="M4000 12500h-1000v1500" svg:viewBox="0 0 1001 1501">
          <text:p/>
        </draw:connector>
        <draw:connector draw:style-name="gr10" draw:text-style-name="P3" draw:layer="layout" svg:x1="10.15cm" svg:y1="6cm" svg:x2="5.5cm" svg:y2="8cm" draw:start-shape="id6" draw:start-glue-point="8" draw:end-shape="id1" draw:end-glue-point="4" svg:d="M10150 6000v1001h-4650v999" svg:viewBox="0 0 4651 2001">
          <text:p/>
        </draw:connector>
        <draw:connector draw:style-name="gr10" draw:text-style-name="P3" draw:layer="layout" svg:x1="3cm" svg:y1="15cm" svg:x2="3cm" svg:y2="16cm" draw:start-shape="id5" draw:start-glue-point="7" draw:end-shape="id7" draw:end-glue-point="4" svg:d="M3000 15000v1000" svg:viewBox="0 0 1 1001">
          <text:p/>
        </draw:connector>
        <draw:connector draw:style-name="gr10" draw:text-style-name="P3" draw:layer="layout" svg:x1="8cm" svg:y1="15cm" svg:x2="8cm" svg:y2="16cm" draw:start-shape="id4" draw:start-glue-point="7" draw:end-shape="id8" draw:end-glue-point="4" svg:d="M8000 15000v1000" svg:viewBox="0 0 1 1001">
          <text:p/>
        </draw:connector>
        <draw:connector draw:style-name="gr10" draw:text-style-name="P3" draw:layer="layout" svg:x1="8cm" svg:y1="16.941cm" svg:x2="8cm" svg:y2="18cm" draw:start-shape="id8" draw:start-glue-point="6" draw:end-shape="id9" draw:end-glue-point="4" svg:d="M8000 16941v1059" svg:viewBox="0 0 1 1060">
          <text:p/>
        </draw:connector>
        <draw:connector draw:style-name="gr10" draw:text-style-name="P3" draw:layer="layout" svg:x1="8cm" svg:y1="19.382cm" svg:x2="6.856cm" svg:y2="21.146cm" draw:start-shape="id9" draw:start-glue-point="6" draw:end-shape="id10" draw:end-glue-point="5" svg:d="M8000 19382v869h-1144v895" svg:viewBox="0 0 1145 1765">
          <text:p/>
        </draw:connector>
        <draw:connector draw:style-name="gr10" draw:text-style-name="P3" draw:layer="layout" svg:x1="3cm" svg:y1="16.941cm" svg:x2="5.7cm" svg:y2="21.5cm" draw:start-shape="id7" draw:start-glue-point="6" draw:end-shape="id10" draw:end-glue-point="6" svg:d="M3000 16941v4559h2700" svg:viewBox="0 0 2701 4560">
          <text:p/>
        </draw:connector>
        <draw:connector draw:style-name="gr10" draw:text-style-name="P3" draw:layer="layout" draw:line-skew="-0.051cm" svg:x1="10.15cm" svg:y1="6cm" svg:x2="13.5cm" svg:y2="8.1cm" draw:start-shape="id6" draw:start-glue-point="8" draw:end-shape="id11" draw:end-glue-point="4" svg:d="M10150 6000v1000h3350v1100" svg:viewBox="0 0 3351 2101">
          <text:p/>
        </draw:connector>
        <draw:connector draw:style-name="gr10" draw:text-style-name="P3" draw:layer="layout" svg:x1="10.15cm" svg:y1="6cm" svg:x2="17.5cm" svg:y2="8cm" draw:start-shape="id6" draw:start-glue-point="8" draw:end-shape="id12" svg:d="M10150 6000v1001h7350v999" svg:viewBox="0 0 7351 2001">
          <text:p/>
        </draw:connector>
        <draw:connector draw:style-name="gr10" draw:text-style-name="P3" draw:layer="layout" svg:x1="13.5cm" svg:y1="12.336cm" svg:x2="12.444cm" svg:y2="21.146cm" draw:start-shape="id11" draw:start-glue-point="6" draw:end-shape="id10" draw:end-glue-point="11" svg:d="M13500 12336v4515h-1056v4295" svg:viewBox="0 0 1057 8811">
          <text:p/>
        </draw:connector>
        <draw:connector draw:style-name="gr10" draw:text-style-name="P3" draw:layer="layout" svg:x1="17.5cm" svg:y1="12.236cm" svg:x2="13.6cm" svg:y2="21.5cm" draw:start-shape="id12" draw:start-glue-point="6" draw:end-shape="id10" draw:end-glue-point="10" svg:d="M17500 12236v9264h-3900" svg:viewBox="0 0 3901 9265">
          <text:p/>
        </draw:connector>
        <draw:frame draw:style-name="gr11" draw:text-style-name="P4" draw:layer="layout" svg:width="9.028cm" svg:height="0.962cm" svg:x="1.972cm" svg:y="1.038cm">
          <draw:text-box>
            <text:p>COGS3 RSE Role Sequences</text:p>
          </draw:text-box>
        </draw:frame>
        <draw:line draw:style-name="gr12" draw:text-style-name="P3" draw:layer="layout" svg:x1="1cm" svg:y1="2cm" svg:x2="14cm" svg:y2="2cm">
          <text:p/>
        </draw:line>
        <draw:frame draw:style-name="gr13" draw:text-style-name="P5" draw:layer="layout" svg:width="0.968cm" svg:height="0.7cm" svg:x="7.032cm" svg:y="12cm">
          <draw:text-box>
            <text:p><text:span text:style-name="T1">Yes</text:span></text:p>
          </draw:text-box>
        </draw:frame>
        <draw:frame draw:style-name="gr13" draw:text-style-name="P5" draw:layer="layout" svg:width="0.968cm" svg:height="0.7cm" svg:x="3.032cm" svg:y="12cm">
          <draw:text-box>
            <text:p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4:19:33.249099049</meta:creation-date>
    <dc:date>2018-03-16T15:26:44.816660131</dc:date>
    <meta:editing-duration>PT27M41S</meta:editing-duration>
    <meta:editing-cycles>2</meta:editing-cycles>
    <meta:generator>LibreOffice/5.4.4.2$Linux_X86_64 LibreOffice_project/40$Build-2</meta:generator>
    <meta:document-statistic meta:object-count="30"/>
  </office:meta>
</office:document-meta>
</file>